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8701in"/>
    </style:style>
    <style:style style:name="co5" style:family="table-column">
      <style:table-column-properties fo:break-before="auto" style:column-width="0.6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 Proposal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Final Project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8"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Buchanan Garza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Chen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0.7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formula="of:=0.75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Evans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Hartig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0.95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Householder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  <table:table-cell table:formula="of:=1" office:value-type="float" office:value="1" calcext:value-type="float">
            <text:p>1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/>
          <table:table-cell office:value-type="string" calcext:value-type="string">
            <text:p>Hutcherson</text:p>
          </table:table-cell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/>
          <table:table-cell office:value-type="string" calcext:value-type="string">
            <text:p>Macia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5" office:value-type="float" office:value="0.75" calcext:value-type="float">
            <text:p>0.75</text:p>
          </table:table-cell>
          <table:table-cell table:formula="of:=0.8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Ortiz Valenzuela</text:p>
          </table:table-cell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Sullivan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Waldorf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table:formula="of:=0.85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office:value-type="string" calcext:value-type="string">
            <text:p>Watana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initial-creator>Jordan Hanson</meta:initial-creator>
    <meta:creation-date>2022-02-19T22:37:50</meta:creation-date>
    <dc:date>2022-05-17T17:01:34.236789574</dc:date>
    <meta:editing-duration>P1DT1H39M14S</meta:editing-duration>
    <meta:editing-cycles>91</meta:editing-cycles>
    <meta:document-statistic meta:table-count="1" meta:cell-count="209" meta:object-count="0"/>
  </office:meta>
</office:document-meta>
</file>